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 style:font-name-complex="Times New Roman" fo:color="#5B9BD5" fo:font-size="22pt" style:font-size-asian="2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" style:font-name-complex="Times New Roman"/>
    </style:style>
    <style:style style:name="P4" style:parent-style-name="Normal" style:family="paragraph">
      <style:text-properties style:font-name="Calibri" style:font-name-complex="Times New Roman"/>
    </style:style>
    <style:style style:name="P5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6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7" style:parent-style-name="Normal" style:family="paragraph">
      <style:paragraph-properties fo:widows="2" fo:orphans="2" style:vertical-align="auto" fo:margin-bottom="0.1111in" fo:line-height="107%" fo:text-indent="-0.25in"/>
      <style:text-properties fo:hyphenate="true"/>
    </style:style>
    <style:style style:name="T8" style:parent-style-name="Fuentedepárrafopredeter." style:family="text">
      <style:text-properties style:font-name="Calibri" style:font-name-complex="Times New Roman"/>
    </style:style>
    <style:style style:name="P9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10" style:parent-style-name="Textbody" style:family="paragraph">
      <style:text-properties style:font-name="Calibri" style:font-name-complex="Times New Roman" fo:color="#5B9BD5"/>
    </style:style>
    <style:style style:name="P11" style:parent-style-name="Textbody" style:family="paragraph">
      <style:text-properties style:font-name="Calibri" style:font-name-complex="Times New Roman" fo:color="#5B9BD5"/>
    </style:style>
    <style:style style:name="P12" style:parent-style-name="Textbody" style:family="paragraph">
      <style:text-properties style:font-name="Calibri" style:font-name-complex="Times New Roman" fo:color="#5B9BD5"/>
    </style:style>
    <style:style style:name="P13" style:parent-style-name="Textbody" style:family="paragraph">
      <style:text-properties style:font-name="Calibri" style:font-name-complex="Times New Roman" fo:color="#5B9BD5"/>
    </style:style>
    <style:style style:name="P14" style:parent-style-name="Textbody" style:family="paragraph">
      <style:text-properties style:font-name="Calibri" style:font-name-complex="Times New Roman" fo:color="#5B9BD5"/>
    </style:style>
    <style:style style:name="T15" style:parent-style-name="Fuentedepárrafopredeter." style:family="text">
      <style:text-properties style:font-name="Calibri" style:font-name-complex="Times New Roman" fo:color="#5B9BD5"/>
    </style:style>
    <style:style style:name="T16" style:parent-style-name="Fuentedepárrafopredeter." style:family="text">
      <style:text-properties style:font-name="Cambria Math" style:font-name-complex="Cambria Math" fo:color="#5B9BD5"/>
    </style:style>
    <style:style style:name="T17" style:parent-style-name="Fuentedepárrafopredeter." style:family="text">
      <style:text-properties style:font-name="Calibri" style:font-name-complex="Times New Roman" fo:color="#5B9BD5"/>
    </style:style>
    <style:style style:name="P18" style:parent-style-name="Textbody" style:family="paragraph">
      <style:text-properties style:font-name="Calibri" style:font-name-complex="Times New Roman" fo:color="#5B9BD5"/>
    </style:style>
    <style:style style:name="T19" style:parent-style-name="Fuentedepárrafopredeter." style:family="text">
      <style:text-properties style:font-name="Calibri" style:font-name-complex="Times New Roman" fo:color="#5B9BD5"/>
    </style:style>
    <style:style style:name="T20" style:parent-style-name="Fuentedepárrafopredeter." style:family="text">
      <style:text-properties style:font-name="Calibri" style:font-name-complex="Times New Roman" fo:color="#5B9BD5"/>
    </style:style>
  </office:automatic-styles>
  <office:body>
    <office:text text:use-soft-page-breaks="true">
      <text:h text:style-name="P1" text:outline-level="1"><text:span text:style-name="T2">Práctica 3: Robot de intervención inmediata en caso de catástrofe de la empresa A&amp;C (Algorítmica y Complejidad).</text:span></text:h>
      <text:p text:style-name="P3"/>
      <text:p text:style-name="P4">Integrantes del grupo:</text:p>
      <text:list text:style-name="LFO1" text:continue-numbering="true">
        <text:list-item>
          <text:p text:style-name="P5">Heredia Canales, Andrés</text:p>
        </text:list-item>
        <text:list-item>
          <text:p text:style-name="P6">Herrera Arcila, Adrián</text:p>
        </text:list-item>
        <text:list-item>
          <text:p text:style-name="P7"><text:span text:style-name="T8">López Uriona, Asier</text:span></text:p>
        </text:list-item>
      </text:list>
      <text:p text:style-name="P9">1.1<text:s/>Formulación del<text:s/>problema (variables, dominios,<text:s/>restricciones<text:s/>y espacio de búsqueda).</text:p>
      <text:p text:style-name="P10">Variables: Cik – i, j=1 hasta N – casilla en la posición i-j.</text:p>
      <text:p text:style-name="P11">Solución: V={Cij, Ckl, Cab,...} vector de solución del robot (longitud M).</text:p>
      <text:p text:style-name="P12">Solución óptima: Vo={Cbc, Chg, Cpk, ...} vector de solución óptima del robot (longitud P&lt;M).</text:p>
      <text:p text:style-name="P13">Dominio de Cij: D(Cij)={L, O}, libre u ocupada por algún obstáculo tras la catástrofe.</text:p>
      <text:p text:style-name="P14">Restricciones sobre Cij:</text:p>
      <text:p text:style-name="Textbody"><text:span text:style-name="T15">El robot no puede pasar por casillas ocupadas (Cts=O, Cts<text:s/></text:span><text:span text:style-name="T16">∉</text:span><text:span text:style-name="T17"><text:s/>{V U Vo}).</text:span></text:p>
      <text:p text:style-name="P18">El robot no puede salirse del tablero que representa la central (Cij, i,j&lt;N, i,j&gt;=0).</text:p>
      <text:p text:style-name="Textbody"><text:span text:style-name="T19">El espacio de búsqueda es 1+4+4^2+...+4^n=(1-4^n)/(-3)=O(4^n), es decir, el número de decisiones posibles siendo o no factible</text:span><text:span text:style-name="T20">s. El espacio de soluciones es el número de hojas del árbol de decisiones, es decir, 4^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án </meta:initial-creator>
    <dc:creator>asier lópez uriona</dc:creator>
    <meta:creation-date>2015-05-26T18:23:00Z</meta:creation-date>
    <dc:date>2015-06-06T14:50:00Z</dc:date>
    <meta:template xlink:href="Normal" xlink:type="simple"/>
    <meta:editing-cycles>2</meta:editing-cycles>
    <meta:editing-duration>PT540S</meta:editing-duration>
    <meta:document-statistic meta:page-count="1" meta:paragraph-count="2" meta:word-count="155" meta:character-count="1006" meta:row-count="7" meta:non-whitespace-character-count="853"/>
  </office:meta>
</office:document-meta>
</file>